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#ffffff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26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#00ff00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6">Vendredi <text:s/>novembre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0">horaires</text:p>
          </table:table-cell>
          <table:table-cell table:style-name="Tableau1.B2" office:value-type="string">
            <text:p text:style-name="P8">CP</text:p>
          </table:table-cell>
          <table:table-cell table:style-name="Tableau1.C2" office:value-type="string">
            <text:p text:style-name="P8">CE1</text:p>
          </table:table-cell>
        </table:table-row>
        <table:table-row>
          <table:table-cell table:style-name="Tableau1.A2" table:number-rows-spanned="2" office:value-type="string">
            <text:p text:style-name="P6">8h30</text:p>
            <text:p text:style-name="P6"/>
            <text:p text:style-name="P6"/>
            <text:p text:style-name="P6"/>
            <text:p text:style-name="P6">8h45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9h15</text:p>
            <text:p text:style-name="P6"/>
            <text:p text:style-name="P6"/>
            <text:p text:style-name="P6"/>
            <text:p text:style-name="P6">9h45</text:p>
          </table:table-cell>
          <table:table-cell table:style-name="Tableau1.B3" table:number-columns-spanned="2" office:value-type="string">
            <text:p text:style-name="P2">Rituel : - le jour d'aujourd'hui : la roue des jours + écriture de la date au tableau. Encodage par les CP</text:p>
            <text:p text:style-name="P2">Agenda coop : les mots magiques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5">Lecture</text:p>
            <text:p text:style-name="P3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2">→ écriture sur le cahier → critères de réussite à remplir</text:p>
                </table:table-cell>
              </table:table-row>
            </table:table>
            <text:p text:style-name="P5">→ <text:span text:style-name="T2">lire dans sa tête le texte : entourer les mots et les sons qu'on connaît. </text:span></text:p>
            <text:p text:style-name="P13">→ lecture sur le TBI des phrases du texte.</text:p>
            <text:p text:style-name="P13">→ questions sur la compréhension du texte : mimer le texte.</text:p>
            <text:p text:style-name="P13">→ exercices du fichier</text:p>
          </table:table-cell>
          <table:table-cell table:style-name="Tableau1.B3" office:value-type="string">
            <text:p text:style-name="P16">Lecture explicite</text:p>
            <text:p text:style-name="P39">Lectorino-Lectorinette : suite et fin du module</text:p>
            <text:p text:style-name="P16">Copie</text:p>
            <text:p text:style-name="P15">Exercices de copie sur cahier d'entrainement</text:p>
            <text:p text:style-name="P16">EDL</text:p>
            <text:p text:style-name="P15">ateliers autonomes : revoir les notions d'étude de la langue de la période 1 : le temps / la phrase / la phrase négative ( plan de travail)</text:p>
            <text:p text:style-name="P38">Dictée</text:p>
            <text:p text:style-name="P15">Écoute de la dictée au casque</text:p>
            <text:p text:style-name="P33">Ecrire la dictée sur son cahier</text:p>
            <text:p text:style-name="P33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6">10h00</text:p>
          </table:table-cell>
          <table:table-cell table:style-name="Tableau1.C2" table:number-columns-spanned="2" office:value-type="string">
            <text:p text:style-name="P9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6">10h15</text:p>
            <text:p text:style-name="P6"/>
            <text:p text:style-name="P6"/>
            <text:p text:style-name="P6"/>
            <text:p text:style-name="P6">10h30</text:p>
          </table:table-cell>
          <table:table-cell table:style-name="Tableau1.B6" office:value-type="string">
            <text:p text:style-name="P42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33">Suite atelier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18">Calcul mental :<text:span text:style-name="T2"> cf classeur rouge</text:span></text:p>
          </table:table-cell>
          <table:covered-table-cell/>
        </table:table-row>
        <table:table-row>
          <table:table-cell table:style-name="Tableau1.A2" office:value-type="string">
            <text:p text:style-name="P6">10h45</text:p>
          </table:table-cell>
          <table:table-cell table:style-name="Tableau1.B6" office:value-type="string">
            <text:p text:style-name="P18">Maths</text:p>
            <text:p text:style-name="P19">Reconnaitre une dizaine dans différentes situations. </text:p>
          </table:table-cell>
          <table:table-cell table:style-name="Tableau1.C6" office:value-type="string">
            <text:p text:style-name="P18">Maths</text:p>
          </table:table-cell>
        </table:table-row>
        <table:table-row>
          <table:table-cell table:style-name="Tableau1.A2" office:value-type="string">
            <text:p text:style-name="P6">11h30</text:p>
          </table:table-cell>
          <table:table-cell table:style-name="Tableau1.B9" table:number-columns-spanned="2" office:value-type="string">
            <text:p text:style-name="P14">Pause méridienne</text:p>
          </table:table-cell>
          <table:covered-table-cell/>
        </table:table-row>
        <table:table-row>
          <table:table-cell table:style-name="Tableau1.A2" office:value-type="string">
            <text:p text:style-name="P6">13h00</text:p>
          </table:table-cell>
          <table:table-cell table:style-name="Tableau1.C6" table:number-columns-spanned="2" office:value-type="string">
            <text:p text:style-name="P11">EMC : conseil d'élève ou cf guide ACCES</text:p>
          </table:table-cell>
          <table:covered-table-cell/>
        </table:table-row>
        <table:table-row>
          <table:table-cell table:style-name="Tableau1.A2" office:value-type="string">
            <text:p text:style-name="P6">13h45</text:p>
            <text:p text:style-name="P6"/>
          </table:table-cell>
          <table:table-cell table:style-name="Tableau1.C6" table:number-columns-spanned="2" office:value-type="string">
            <text:p text:style-name="P4">Ateliers autonome de maths : plan de travail </text:p>
            <text:p text:style-name="P4">Prise en charge d'un groupe en difficultés par PE </text:p>
          </table:table-cell>
          <table:covered-table-cell/>
        </table:table-row>
        <table:table-row>
          <table:table-cell table:style-name="Tableau1.A12" office:value-type="string">
            <text:p text:style-name="P6">14h30</text:p>
          </table:table-cell>
          <table:table-cell table:style-name="Tableau1.B9" table:number-columns-spanned="2" office:value-type="string">
            <text:p text:style-name="P12">Récréation</text:p>
          </table:table-cell>
          <table:covered-table-cell/>
        </table:table-row>
        <table:table-row>
          <table:table-cell table:style-name="Tableau1.A2" office:value-type="string">
            <text:p text:style-name="P6">14h45</text:p>
            <text:p text:style-name="P25">les groupes tournent au bout de 30 min</text:p>
            <text:p text:style-name="P6">15h45</text:p>
            <text:p text:style-name="P6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7">Groupe 1 CP</text:p>
                </table:table-cell>
                <table:table-cell table:style-name="Tableau3.A1" office:value-type="string">
                  <text:p text:style-name="P7">Groupe 2 CP</text:p>
                </table:table-cell>
                <table:table-cell table:style-name="Tableau3.A1" office:value-type="string">
                  <text:p text:style-name="P7">Groupe 1 CE1</text:p>
                </table:table-cell>
                <table:table-cell table:style-name="Tableau3.D1" office:value-type="string">
                  <text:p text:style-name="P7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7">Révision des mots outils deux par deux.</text:p>
                </table:table-cell>
                <table:table-cell table:style-name="Tableau3.A2" table:number-rows-spanned="2" office:value-type="string">
                  <text:p text:style-name="P7">Dictées muettes (encodage)</text:p>
                </table:table-cell>
                <table:table-cell table:style-name="Tableau3.C2" table:number-columns-spanned="2" office:value-type="string">
                  <text:p text:style-name="P7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7">Lecture à voix haute avec PE</text:p>
                </table:table-cell>
                <table:covered-table-cell/>
              </table:table-row>
            </table:table>
            <text:p text:style-name="P4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17T16:24:40.49</meta:creation-date>
    <dc:date>2018-11-01T17:29:32.12</dc:date>
    <meta:editing-duration>P3DT5H46M36S</meta:editing-duration>
    <meta:editing-cycles>7</meta:editing-cycles>
    <meta:generator>OpenOffice/4.1.5$Win32 OpenOffice.org_project/415m1$Build-9789</meta:generator>
    <dc:creator>Sabrina Agnellini</dc:creator>
    <meta:document-statistic meta:table-count="3" meta:image-count="0" meta:object-count="0" meta:page-count="1" meta:paragraph-count="61" meta:word-count="314" meta:character-count="1737"/>
  </office:meta>
</office:document-meta>
</file>